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f8307" officeooo:paragraph-rsid="00234d4d"/>
    </style:style>
    <style:style style:name="P2" style:family="paragraph" style:parent-style-name="Text_20_body">
      <style:text-properties officeooo:rsid="00336db0" officeooo:paragraph-rsid="0037f125"/>
    </style:style>
    <style:style style:name="P3" style:family="paragraph" style:parent-style-name="Text_20_body" style:list-style-name="L1">
      <style:text-properties officeooo:rsid="00234d4d" officeooo:paragraph-rsid="00234d4d"/>
    </style:style>
    <style:style style:name="P4" style:family="paragraph" style:parent-style-name="Text_20_body" style:list-style-name="L1">
      <style:text-properties officeooo:rsid="00234d4d" officeooo:paragraph-rsid="0029bbcd"/>
    </style:style>
    <style:style style:name="P5" style:family="paragraph" style:parent-style-name="Text_20_body" style:list-style-name="L1">
      <style:text-properties officeooo:rsid="00234d4d" officeooo:paragraph-rsid="0026e373"/>
    </style:style>
    <style:style style:name="P6" style:family="paragraph" style:parent-style-name="Text_20_body" style:list-style-name="L1">
      <style:text-properties officeooo:rsid="0025e4e9" officeooo:paragraph-rsid="003ce5db"/>
    </style:style>
    <style:style style:name="P7" style:family="paragraph" style:parent-style-name="Text_20_body" style:list-style-name="L1">
      <style:text-properties officeooo:rsid="00336db0" officeooo:paragraph-rsid="003ce5db"/>
    </style:style>
    <style:style style:name="P8" style:family="paragraph" style:parent-style-name="Text_20_body" style:list-style-name="L1">
      <style:text-properties officeooo:rsid="002f347d" officeooo:paragraph-rsid="002f347d"/>
    </style:style>
    <style:style style:name="P9" style:family="paragraph" style:parent-style-name="Text_20_body" style:list-style-name="L1">
      <style:text-properties officeooo:rsid="002acc62" officeooo:paragraph-rsid="002acc62"/>
    </style:style>
    <style:style style:name="P10" style:family="paragraph" style:parent-style-name="Text_20_body" style:list-style-name="L1">
      <style:text-properties officeooo:rsid="0026e7fa" officeooo:paragraph-rsid="0026e7fa"/>
    </style:style>
    <style:style style:name="P11" style:family="paragraph" style:parent-style-name="Text_20_body" style:list-style-name="L1">
      <style:text-properties officeooo:rsid="0026e7fa" officeooo:paragraph-rsid="00317a51"/>
    </style:style>
    <style:style style:name="P12" style:family="paragraph" style:parent-style-name="Text_20_body" style:list-style-name="L1">
      <style:text-properties officeooo:rsid="0026e373" officeooo:paragraph-rsid="0026e373"/>
    </style:style>
    <style:style style:name="P13" style:family="paragraph" style:parent-style-name="Text_20_body" style:list-style-name="L1">
      <style:text-properties officeooo:rsid="00215fef" officeooo:paragraph-rsid="0026e373"/>
    </style:style>
    <style:style style:name="P14" style:family="paragraph" style:parent-style-name="Text_20_body" style:list-style-name="L1">
      <style:text-properties officeooo:rsid="004035b1" officeooo:paragraph-rsid="004035b1"/>
    </style:style>
    <style:style style:name="P15" style:family="paragraph" style:parent-style-name="Heading_20_2">
      <style:text-properties officeooo:rsid="00234d4d"/>
    </style:style>
    <style:style style:name="T1" style:family="text">
      <style:text-properties officeooo:rsid="00297890"/>
    </style:style>
    <style:style style:name="T2" style:family="text">
      <style:text-properties officeooo:rsid="0029bbcd"/>
    </style:style>
    <style:style style:name="T3" style:family="text">
      <style:text-properties officeooo:rsid="002e4a29"/>
    </style:style>
    <style:style style:name="T4" style:family="text">
      <style:text-properties officeooo:rsid="002fb159"/>
    </style:style>
    <style:style style:name="T5" style:family="text">
      <style:text-properties officeooo:rsid="00317a51"/>
    </style:style>
    <style:style style:name="T6" style:family="text">
      <style:text-properties officeooo:rsid="00349502"/>
    </style:style>
    <style:style style:name="T7" style:family="text">
      <style:text-properties officeooo:rsid="003611fb"/>
    </style:style>
    <style:style style:name="T8" style:family="text">
      <style:text-properties fo:font-size="7pt" officeooo:rsid="002efa7f" style:font-size-asian="7pt" style:font-size-complex="7pt"/>
    </style:style>
    <style:style style:name="T9" style:family="text">
      <style:text-properties fo:font-size="7pt" officeooo:rsid="0037f125" style:font-size-asian="7pt" style:font-size-complex="7pt"/>
    </style:style>
    <style:style style:name="T10" style:family="text">
      <style:text-properties fo:font-size="7pt" officeooo:rsid="0039eb01" style:font-size-asian="7pt" style:font-size-complex="7pt"/>
    </style:style>
    <style:style style:name="T11" style:family="text">
      <style:text-properties fo:font-size="7pt" officeooo:rsid="003ac2b4" style:font-size-asian="7pt" style:font-size-complex="7pt"/>
    </style:style>
    <style:style style:name="T12" style:family="text">
      <style:text-properties fo:font-size="7pt" officeooo:rsid="004035b1" style:font-size-asian="7pt" style:font-size-complex="7pt"/>
    </style:style>
    <style:style style:name="T13" style:family="text">
      <style:text-properties officeooo:rsid="0037fc2f"/>
    </style:style>
    <style:style style:name="T14" style:family="text">
      <style:text-properties officeooo:rsid="00389fec"/>
    </style:style>
    <style:style style:name="T15" style:family="text">
      <style:text-properties officeooo:rsid="003ce5db"/>
    </style:style>
    <style:style style:name="T16" style:family="text">
      <style:text-properties officeooo:rsid="003d24af"/>
    </style:style>
    <style:style style:name="T17" style:family="text">
      <style:text-properties officeooo:rsid="003ebb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2"><text:span text:style-name="T13">D</text:span>esign goals <text:span text:style-name="T17">and miscellaneous ideas</text:span></text:h>
      <text:p text:style-name="P2"><text:span text:style-name="T8">180</text:span><text:span text:style-name="T9">812</text:span><text:span text:style-name="T8">, updated </text:span><text:span text:style-name="T12">1</text:span><text:span text:style-name="T8">.</text:span><text:span text:style-name="T12">9</text:span><text:span text:style-name="T8">.2019/pekka</text:span></text:p>
      <text:p text:style-name="P2"><text:span text:style-name="T15">The IOCOM library connects </text:span>IO devices to control computer in <text:span text:style-name="T7">a heterogeneous</text:span> network environment. <text:span text:style-name="T15">The same library code run on</text:span> computers and micro controllers. </text:p>
      <text:p text:style-name="P1"/>
      <text:list xml:id="list3199257073" text:style-name="L1">
        <text:list-item>
          <text:p text:style-name="P3">Connect distributed IO devices <text:span text:style-name="T3">to controller</text:span></text:p>
        </text:list-item>
        <text:list-item>
          <text:p text:style-name="P7">Make it simple, reliable and fast.</text:p>
        </text:list-item>
        <text:list-item>
          <text:p text:style-name="P6">Open source, free to use also as part of commercial code.</text:p>
        </text:list-item>
        <text:list-item>
          <text:p text:style-name="P8">No <text:span text:style-name="T6">compromises.</text:span> Only one simple way to the specific job. </text:p>
        </text:list-item>
        <text:list-item>
          <text:p text:style-name="P9"><text:span text:style-name="T15">Reference implementation and d</text:span>ocumented protocol to connect <text:span text:style-name="T15">the </text:span>devices.</text:p>
        </text:list-item>
        <text:list-item>
          <text:p text:style-name="P4">Code can <text:span text:style-name="T2">be ported to </text:span>any system <text:span text:style-name="T2">with standard C compiler and sufficient resources. <text:s/></text:span></text:p>
        </text:list-item>
        <text:list-item>
          <text:p text:style-name="P10">Data is seen as memory blocks. Memory blocks are plain byte arrays.</text:p>
        </text:list-item>
        <text:list-item>
          <text:p text:style-name="P10">Memory blocks are <text:span text:style-name="T1">transferred to one direction only</text:span>. </text:p>
        </text:list-item>
        <text:list-item>
          <text:p text:style-name="P10">Application never locks up. If communication doesn’t keep up with changes by application, frames are dropped.</text:p>
        </text:list-item>
        <text:list-item>
          <text:p text:style-name="P11">Preserve order of changes <text:span text:style-name="T5">and d</text:span>ata transfer synchronization, so that application will know that whole <text:span text:style-name="T4">memory block </text:span>is <text:span text:style-name="T4">up to date</text:span>. </text:p>
        </text:list-item>
        <text:list-item>
          <text:p text:style-name="P12">Low small transaction latency. <text:span text:style-name="T16">T</text:span>ypical goal <text:span text:style-name="T14">is around </text:span>1 milliseconds, depending on hardware.</text:p>
        </text:list-item>
        <text:list-item>
          <text:p text:style-name="P12">High <text:span text:style-name="T6">through output</text:span> in bigger transactions.</text:p>
        </text:list-item>
        <text:list-item>
          <text:p text:style-name="P3"><text:span text:style-name="T16">Large address </text:span>space size. <text:span text:style-name="T16">Typically 32k bytes for </text:span>8/16 bit micro-controllers <text:span text:style-name="T16">and </text:span>2GB <text:span text:style-name="T16">for 32/64 bit systems. Practical maximum memory block size is set by available system memory.</text:span></text:p>
        </text:list-item>
        <text:list-item>
          <text:p text:style-name="P5">Point to point connection over TCP socket or full duplex serial communication.</text:p>
        </text:list-item>
        <text:list-item>
          <text:p text:style-name="P12">Low overhead. Small message headers, transfer only changes, compress transferred data.</text:p>
        </text:list-item>
        <text:list-item>
          <text:p text:style-name="P14">Secure TLS connections and device identification when needed.</text:p>
        </text:list-item>
        <text:list-item>
          <text:p text:style-name="P14">RTOS multi-threading support, when needed.</text:p>
          <text:p text:style-name="P1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9-01T12:26:59.188182011</dc:date>
    <meta:editing-duration>PT13H20M27S</meta:editing-duration>
    <meta:editing-cycles>39</meta:editing-cycles>
    <meta:generator>LibreOffice/6.2.4.2$Linux_X86_64 LibreOffice_project/20$Build-2</meta:generator>
    <meta:document-statistic meta:table-count="0" meta:image-count="0" meta:object-count="0" meta:page-count="1" meta:paragraph-count="21" meta:word-count="246" meta:character-count="1532" meta:non-whitespace-character-count="1318"/>
  </office:meta>
</office:document-meta>
</file>